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onospace1" svg:font-family="monospace"/>
    <style:font-face style:name="monospace" svg:font-family="monospace, 'Droid Sans Mono', monospace, monospace, 'Droid Sans Fallback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2018" officeooo:paragraph-rsid="00192018"/>
    </style:style>
    <style:style style:name="P2" style:family="paragraph" style:parent-style-name="Standard">
      <style:text-properties fo:font-variant="normal" fo:text-transform="none" fo:color="#212121" style:font-name="monospace1" fo:font-size="10.5pt" fo:letter-spacing="normal" fo:font-style="normal" fo:font-weight="normal" officeooo:rsid="00192018" officeooo:paragraph-rsid="00192018"/>
    </style:style>
    <style:style style:name="P3" style:family="paragraph" style:parent-style-name="Standard">
      <style:text-properties fo:font-variant="normal" fo:text-transform="none" fo:color="#212121" style:font-name="monospace1" fo:font-size="10.5pt" fo:letter-spacing="normal" fo:font-style="normal" fo:font-weight="normal" officeooo:rsid="001ac80a" officeooo:paragraph-rsid="001ac80a"/>
    </style:style>
    <style:style style:name="P4" style:family="paragraph" style:parent-style-name="Standard">
      <style:paragraph-properties style:line-height-at-least="0.198in"/>
      <style:text-properties fo:font-variant="normal" fo:text-transform="none" fo:color="#212121" style:font-name="monospace1" fo:font-size="10.5pt" fo:letter-spacing="normal" fo:font-style="normal" fo:font-weight="normal" officeooo:rsid="001ac80a" officeooo:paragraph-rsid="001ac80a" fo:background-color="#fffffe"/>
    </style:style>
    <style:style style:name="P5" style:family="paragraph" style:parent-style-name="Standard">
      <style:paragraph-properties style:line-height-at-least="0.198in"/>
      <style:text-properties fo:font-variant="normal" fo:text-transform="none" fo:color="#212121" style:font-name="monospace1" fo:font-size="10.5pt" fo:letter-spacing="normal" fo:font-style="normal" fo:font-weight="normal" officeooo:rsid="001adbfd" officeooo:paragraph-rsid="001adbfd" fo:background-color="#fffffe"/>
    </style:style>
    <style:style style:name="P6" style:family="paragraph" style:parent-style-name="Standard">
      <style:paragraph-properties style:line-height-at-least="0.198in"/>
      <style:text-properties fo:font-variant="normal" fo:text-transform="none" fo:color="#212121" style:font-name="monospace1" fo:font-size="10.5pt" fo:letter-spacing="normal" fo:font-style="normal" fo:font-weight="normal" officeooo:rsid="001adbfd" officeooo:paragraph-rsid="001b415a" fo:background-color="#fffffe"/>
    </style:style>
    <style:style style:name="P7" style:family="paragraph" style:parent-style-name="Standard">
      <style:paragraph-properties style:line-height-at-least="0.198in"/>
      <style:text-properties fo:font-variant="normal" fo:text-transform="none" fo:color="#212121" style:font-name="monospace1" fo:font-size="10.5pt" fo:letter-spacing="normal" fo:font-style="normal" fo:font-weight="normal" officeooo:rsid="001b5646" officeooo:paragraph-rsid="001b5646" fo:background-color="#fffffe"/>
    </style:style>
    <style:style style:name="P8" style:family="paragraph" style:parent-style-name="Standard">
      <style:paragraph-properties style:line-height-at-least="0.198in"/>
      <style:text-properties fo:font-variant="normal" fo:text-transform="none" fo:color="#212121" style:font-name="monospace1" fo:font-size="10.5pt" fo:letter-spacing="normal" fo:font-style="normal" fo:font-weight="normal" officeooo:rsid="001d44b2" officeooo:paragraph-rsid="001d44b2" fo:background-color="#fffffe"/>
    </style:style>
    <style:style style:name="P9" style:family="paragraph" style:parent-style-name="Standard">
      <style:paragraph-properties style:line-height-at-least="0.198in"/>
      <style:text-properties fo:font-variant="normal" fo:text-transform="none" fo:color="#212121" style:font-name="monospace1" fo:font-size="10.5pt" fo:letter-spacing="normal" fo:font-style="normal" fo:font-weight="bold" officeooo:rsid="001ac80a" officeooo:paragraph-rsid="001ac80a" fo:background-color="#fffffe" style:font-weight-asian="bold" style:font-weight-complex="bold"/>
    </style:style>
    <style:style style:name="P10" style:family="paragraph" style:parent-style-name="Standard">
      <style:text-properties fo:font-variant="normal" fo:text-transform="none" fo:color="#000000" style:font-name="monospace" fo:font-size="10.5pt" fo:letter-spacing="normal" fo:font-style="normal" fo:font-weight="normal" officeooo:rsid="001ac80a" officeooo:paragraph-rsid="001ac80a" fo:background-color="#fffffe"/>
    </style:style>
    <style:style style:name="P11" style:family="paragraph" style:parent-style-name="Standard">
      <style:text-properties officeooo:rsid="001aa0eb" officeooo:paragraph-rsid="001aa0eb"/>
    </style:style>
    <style:style style:name="P12" style:family="paragraph" style:parent-style-name="Standard">
      <style:paragraph-properties style:line-height-at-least="0.198in"/>
      <style:text-properties fo:color="#000000" style:font-name="monospace" fo:font-size="10.5pt" fo:font-weight="normal" fo:background-color="#fffffe"/>
    </style:style>
    <style:style style:name="P13" style:family="paragraph" style:parent-style-name="Standard">
      <style:text-properties fo:color="#000000" style:font-name="monospace" fo:font-size="10.5pt" fo:font-weight="normal" officeooo:rsid="001ae3c4" officeooo:paragraph-rsid="001ae3c4" fo:background-color="#fffffe"/>
    </style:style>
    <style:style style:name="P14" style:family="paragraph" style:parent-style-name="Standard">
      <style:text-properties fo:color="#212121" style:font-name="monospace1" fo:font-size="10.5pt" fo:font-weight="normal" officeooo:paragraph-rsid="001ac80a"/>
    </style:style>
    <style:style style:name="P15" style:family="paragraph" style:parent-style-name="Standard">
      <style:paragraph-properties style:line-height-at-least="0.198in"/>
      <style:text-properties fo:color="#008000" style:font-name="monospace" fo:font-size="10.5pt" fo:font-weight="normal" fo:background-color="#fffffe"/>
    </style:style>
    <style:style style:name="P16" style:family="paragraph" style:parent-style-name="Text_20_body">
      <style:text-properties officeooo:rsid="001ae3c4" officeooo:paragraph-rsid="001ae3c4"/>
    </style:style>
    <style:style style:name="P17" style:family="paragraph" style:parent-style-name="Text_20_body">
      <style:text-properties fo:font-variant="normal" fo:text-transform="none" fo:color="#212121" style:font-name="monospace1" fo:font-size="10.5pt" fo:letter-spacing="normal" fo:font-style="normal" fo:font-weight="normal" officeooo:rsid="001ae3c4" officeooo:paragraph-rsid="001f13d5"/>
    </style:style>
    <style:style style:name="P18" style:family="paragraph" style:parent-style-name="Text_20_body">
      <style:text-properties fo:font-variant="normal" fo:text-transform="none" fo:color="#212121" style:font-name="monospace1" fo:font-size="10.5pt" fo:letter-spacing="normal" fo:font-style="normal" fo:font-weight="normal" officeooo:rsid="001f13d5" officeooo:paragraph-rsid="001f13d5"/>
    </style:style>
    <style:style style:name="P19" style:family="paragraph" style:parent-style-name="Text_20_body">
      <style:text-properties fo:font-variant="normal" fo:text-transform="none" fo:color="#212121" style:font-name="monospace1" fo:font-size="10.5pt" fo:letter-spacing="normal" fo:font-style="normal" fo:font-weight="normal" officeooo:rsid="001fab50" officeooo:paragraph-rsid="001fab50"/>
    </style:style>
    <style:style style:name="P20" style:family="paragraph" style:parent-style-name="Text_20_body">
      <style:text-properties fo:font-variant="normal" fo:text-transform="none" fo:color="#212121" style:font-name="monospace1" fo:font-size="10.5pt" fo:letter-spacing="normal" fo:font-style="normal" fo:font-weight="bold" officeooo:rsid="001ae3c4" officeooo:paragraph-rsid="001f13d5" style:font-weight-asian="bold" style:font-weight-complex="bold"/>
    </style:style>
    <style:style style:name="P21" style:family="paragraph" style:parent-style-name="Heading_20_1">
      <style:text-properties officeooo:rsid="001adbfd" officeooo:paragraph-rsid="001adbfd"/>
    </style:style>
    <style:style style:name="P22" style:family="paragraph" style:parent-style-name="Standard">
      <style:text-properties fo:font-variant="normal" fo:text-transform="none" fo:color="#212121" style:font-name="monospace1" fo:font-size="10.5pt" fo:letter-spacing="normal" fo:font-style="normal" fo:font-weight="normal" officeooo:rsid="00192018" officeooo:paragraph-rsid="00192018"/>
    </style:style>
    <style:style style:name="P23" style:family="paragraph" style:parent-style-name="Standard">
      <style:paragraph-properties style:line-height-at-least="0.198in"/>
      <style:text-properties fo:font-variant="normal" fo:text-transform="none" fo:color="#212121" style:font-name="monospace1" fo:font-size="10.5pt" fo:letter-spacing="normal" fo:font-style="normal" fo:font-weight="normal" fo:background-color="#fffffe"/>
    </style:style>
    <style:style style:name="P24" style:family="paragraph" style:parent-style-name="Standard">
      <style:paragraph-properties style:line-height-at-least="0.198in"/>
      <style:text-properties fo:font-variant="normal" fo:text-transform="none" fo:color="#212121" style:font-name="monospace1" fo:font-size="10.5pt" fo:letter-spacing="normal" fo:font-style="normal" fo:font-weight="normal" officeooo:paragraph-rsid="002dcdac" fo:background-color="#fffffe"/>
    </style:style>
    <style:style style:name="P25" style:family="paragraph" style:parent-style-name="Standard">
      <style:paragraph-properties style:line-height-at-least="0.198in"/>
      <style:text-properties fo:font-variant="normal" fo:text-transform="none" fo:color="#212121" style:font-name="monospace1" fo:font-size="10.5pt" fo:letter-spacing="normal" fo:font-style="normal" fo:font-weight="normal" officeooo:paragraph-rsid="0035c88e" fo:background-color="#fffffe"/>
    </style:style>
    <style:style style:name="P26" style:family="paragraph" style:parent-style-name="Standard">
      <style:paragraph-properties style:line-height-at-least="0.198in"/>
      <style:text-properties fo:font-variant="normal" fo:text-transform="none" fo:color="#212121" style:font-name="monospace1" fo:font-size="10.5pt" fo:letter-spacing="normal" fo:font-style="normal" fo:font-weight="normal" officeooo:paragraph-rsid="003aff61" fo:background-color="#fffffe"/>
    </style:style>
    <style:style style:name="P27" style:family="paragraph" style:parent-style-name="Standard">
      <style:paragraph-properties style:line-height-at-least="0.198in"/>
      <style:text-properties fo:font-variant="normal" fo:text-transform="none" fo:color="#212121" style:font-name="monospace1" fo:font-size="10.5pt" fo:letter-spacing="normal" fo:font-style="normal" fo:font-weight="normal" officeooo:paragraph-rsid="0048be36" fo:background-color="#fffffe"/>
    </style:style>
    <style:style style:name="P28" style:family="paragraph" style:parent-style-name="Standard">
      <style:paragraph-properties style:line-height-at-least="0.198in"/>
      <style:text-properties fo:font-variant="normal" fo:text-transform="none" fo:color="#212121" style:font-name="monospace1" fo:font-size="10.5pt" fo:letter-spacing="normal" fo:font-style="normal" fo:font-weight="normal" officeooo:rsid="002f5128" officeooo:paragraph-rsid="00300ca5" fo:background-color="#fffffe"/>
    </style:style>
    <style:style style:name="P29" style:family="paragraph" style:parent-style-name="Standard">
      <style:paragraph-properties style:line-height-at-least="0.198in"/>
      <style:text-properties fo:font-variant="normal" fo:text-transform="none" fo:color="#212121" style:font-name="monospace1" fo:font-size="10.5pt" fo:letter-spacing="normal" fo:font-style="normal" fo:font-weight="normal" officeooo:rsid="0034bf3d" officeooo:paragraph-rsid="0037a7bb" fo:background-color="#fffffe"/>
    </style:style>
    <style:style style:name="P30" style:family="paragraph" style:parent-style-name="Standard">
      <style:paragraph-properties style:line-height-at-least="0.198in"/>
      <style:text-properties fo:font-variant="normal" fo:text-transform="none" fo:color="#212121" style:font-name="monospace1" fo:font-size="10.5pt" fo:letter-spacing="normal" fo:font-style="normal" fo:font-weight="normal" officeooo:rsid="003b3611" officeooo:paragraph-rsid="003b3611" fo:background-color="#fffffe"/>
    </style:style>
    <style:style style:name="P31" style:family="paragraph" style:parent-style-name="Standard">
      <style:paragraph-properties style:line-height-at-least="0.198in"/>
      <style:text-properties fo:font-variant="normal" fo:text-transform="none" fo:color="#212121" style:font-name="monospace1" fo:font-size="10.5pt" fo:letter-spacing="normal" fo:font-style="normal" fo:font-weight="normal" officeooo:rsid="003e3cc9" officeooo:paragraph-rsid="003e3cc9" fo:background-color="#fffffe"/>
    </style:style>
    <style:style style:name="P32" style:family="paragraph" style:parent-style-name="Standard">
      <style:paragraph-properties style:line-height-at-least="0.198in"/>
      <style:text-properties fo:font-variant="normal" fo:text-transform="none" fo:color="#212121" style:font-name="monospace1" fo:font-size="10.5pt" fo:letter-spacing="normal" fo:font-style="normal" fo:font-weight="normal" officeooo:rsid="00403a7b" officeooo:paragraph-rsid="00403a7b" fo:background-color="#fffffe"/>
    </style:style>
    <style:style style:name="P33" style:family="paragraph" style:parent-style-name="Standard">
      <style:paragraph-properties style:line-height-at-least="0.198in"/>
      <style:text-properties fo:font-variant="normal" fo:text-transform="none" fo:color="#212121" style:font-name="monospace1" fo:font-size="10.5pt" fo:letter-spacing="normal" fo:font-style="normal" fo:font-weight="normal" officeooo:rsid="004166b9" officeooo:paragraph-rsid="004166b9" fo:background-color="#fffffe"/>
    </style:style>
    <style:style style:name="P34" style:family="paragraph" style:parent-style-name="Standard">
      <style:paragraph-properties style:line-height-at-least="0.198in"/>
      <style:text-properties fo:font-variant="normal" fo:text-transform="none" fo:color="#212121" style:font-name="monospace1" fo:font-size="10.5pt" fo:letter-spacing="normal" fo:font-style="normal" fo:font-weight="bold" officeooo:paragraph-rsid="003aff61" fo:background-color="#fffffe" style:font-weight-asian="bold" style:font-weight-complex="bold"/>
    </style:style>
    <style:style style:name="P35" style:family="paragraph" style:parent-style-name="Standard">
      <style:paragraph-properties style:line-height-at-least="0.198in"/>
      <style:text-properties fo:font-variant="normal" fo:text-transform="none" fo:color="#212121" style:font-name="monospace1" fo:font-size="10.5pt" fo:letter-spacing="normal" fo:font-style="normal" fo:font-weight="bold" officeooo:paragraph-rsid="0048be36" fo:background-color="#fffffe" style:font-weight-asian="bold" style:font-weight-complex="bold"/>
    </style:style>
    <style:style style:name="P36" style:family="paragraph" style:parent-style-name="Standard">
      <style:text-properties fo:font-variant="normal" fo:text-transform="none" fo:color="#000000" style:font-name="monospace" fo:font-size="10.5pt" fo:letter-spacing="normal" fo:font-style="normal" fo:font-weight="normal" officeooo:rsid="001ae3c4" officeooo:paragraph-rsid="001f13d5" fo:background-color="#fffffe"/>
    </style:style>
    <style:style style:name="P37" style:family="paragraph" style:parent-style-name="Standard">
      <style:text-properties fo:font-variant="normal" fo:text-transform="none" fo:color="#000000" style:font-name="monospace" fo:font-size="10.5pt" fo:letter-spacing="normal" fo:font-style="normal" fo:font-weight="normal" officeooo:rsid="002885e5" officeooo:paragraph-rsid="002885e5" fo:background-color="#fffffe"/>
    </style:style>
    <style:style style:name="P38" style:family="paragraph" style:parent-style-name="Standard">
      <style:text-properties fo:font-variant="normal" fo:text-transform="none" fo:color="#000000" style:font-name="monospace" fo:font-size="10.5pt" fo:letter-spacing="normal" fo:font-style="normal" fo:font-weight="normal" officeooo:rsid="0028c55b" officeooo:paragraph-rsid="0028c55b" fo:background-color="#fffffe"/>
    </style:style>
    <style:style style:name="P39" style:family="paragraph" style:parent-style-name="Standard">
      <style:text-properties fo:font-variant="normal" fo:text-transform="none" fo:color="#000000" style:font-name="monospace" fo:font-size="10.5pt" fo:letter-spacing="normal" fo:font-style="normal" fo:font-weight="normal" officeooo:rsid="002d560b" officeooo:paragraph-rsid="002d560b" fo:background-color="#fffffe"/>
    </style:style>
    <style:style style:name="P40" style:family="paragraph" style:parent-style-name="Standard">
      <style:text-properties fo:font-variant="normal" fo:text-transform="none" fo:color="#000000" style:font-name="monospace" fo:font-size="10.5pt" fo:letter-spacing="normal" fo:font-style="normal" fo:font-weight="normal" officeooo:rsid="00395cf7" officeooo:paragraph-rsid="00395cf7" fo:background-color="#fffffe"/>
    </style:style>
    <style:style style:name="P41" style:family="paragraph" style:parent-style-name="Standard">
      <style:text-properties fo:font-variant="normal" fo:text-transform="none" fo:color="#000000" style:font-name="monospace" fo:font-size="10.5pt" fo:letter-spacing="normal" fo:font-style="normal" fo:font-weight="normal" officeooo:rsid="003b3916" officeooo:paragraph-rsid="003b3916" fo:background-color="#fffffe"/>
    </style:style>
    <style:style style:name="P42" style:family="paragraph" style:parent-style-name="Standard">
      <style:paragraph-properties style:line-height-at-least="0.198in"/>
      <style:text-properties fo:color="#000000" style:font-name="monospace" fo:font-size="10.5pt" fo:font-weight="normal" fo:background-color="#fffffe"/>
    </style:style>
    <style:style style:name="P43" style:family="paragraph" style:parent-style-name="Standard">
      <style:text-properties fo:color="#000000" style:font-name="monospace" fo:font-size="10.5pt" fo:font-weight="normal" officeooo:paragraph-rsid="001f13d5" fo:background-color="#fffffe"/>
    </style:style>
    <style:style style:name="P44" style:family="paragraph" style:parent-style-name="Standard">
      <style:paragraph-properties style:line-height-at-least="0.198in"/>
      <style:text-properties fo:color="#000000" style:font-name="monospace" fo:font-size="10.5pt" fo:font-weight="normal" officeooo:rsid="002f5128" officeooo:paragraph-rsid="002f5128" fo:background-color="#fffffe"/>
    </style:style>
    <style:style style:name="P45" style:family="paragraph" style:parent-style-name="Standard">
      <style:paragraph-properties style:line-height-at-least="0.198in"/>
      <style:text-properties fo:color="#000000" style:font-name="monospace" fo:font-size="10.5pt" fo:font-weight="normal" officeooo:rsid="002fc05a" officeooo:paragraph-rsid="002fc05a" fo:background-color="#fffffe"/>
    </style:style>
    <style:style style:name="P46" style:family="paragraph" style:parent-style-name="Standard">
      <style:paragraph-properties style:line-height-at-least="0.198in"/>
      <style:text-properties fo:color="#000000" style:font-name="monospace" fo:font-size="10.5pt" fo:font-weight="normal" officeooo:rsid="0030fad5" officeooo:paragraph-rsid="0030fad5" fo:background-color="#fffffe"/>
    </style:style>
    <style:style style:name="P47" style:family="paragraph" style:parent-style-name="Standard">
      <style:paragraph-properties style:line-height-at-least="0.198in"/>
      <style:text-properties fo:color="#000000" style:font-name="monospace" fo:font-size="10.5pt" fo:font-weight="normal" officeooo:rsid="0034bf3d" officeooo:paragraph-rsid="0034bf3d" fo:background-color="#fffffe"/>
    </style:style>
    <style:style style:name="P48" style:family="paragraph" style:parent-style-name="Standard">
      <style:paragraph-properties style:line-height-at-least="0.198in"/>
      <style:text-properties fo:color="#000000" style:font-name="monospace" fo:font-size="10.5pt" fo:font-weight="normal" officeooo:rsid="0037a7bb" officeooo:paragraph-rsid="0037a7bb" fo:background-color="#fffffe"/>
    </style:style>
    <style:style style:name="P49" style:family="paragraph" style:parent-style-name="Standard">
      <style:paragraph-properties style:line-height-at-least="0.198in"/>
      <style:text-properties fo:color="#000000" style:font-name="monospace" fo:font-size="10.5pt" fo:font-weight="normal" officeooo:rsid="003aff61" officeooo:paragraph-rsid="003aff61" fo:background-color="#fffffe"/>
    </style:style>
    <style:style style:name="P50" style:family="paragraph" style:parent-style-name="Standard">
      <style:paragraph-properties style:line-height-at-least="0.198in"/>
      <style:text-properties fo:color="#000000" style:font-name="monospace" fo:font-size="10.5pt" fo:font-weight="normal" officeooo:rsid="003d4049" officeooo:paragraph-rsid="003d4049" fo:background-color="#fffffe"/>
    </style:style>
    <style:style style:name="P51" style:family="paragraph" style:parent-style-name="Standard">
      <style:paragraph-properties style:line-height-at-least="0.198in"/>
      <style:text-properties fo:color="#000000" style:font-name="monospace" fo:font-size="10.5pt" fo:font-weight="normal" officeooo:rsid="003e3cc9" officeooo:paragraph-rsid="003e3cc9" fo:background-color="#fffffe"/>
    </style:style>
    <style:style style:name="P52" style:family="paragraph" style:parent-style-name="Standard">
      <style:paragraph-properties style:line-height-at-least="0.198in"/>
      <style:text-properties fo:color="#000000" style:font-name="monospace" fo:font-size="10.5pt" fo:font-weight="normal" officeooo:rsid="004166b9" officeooo:paragraph-rsid="004166b9" fo:background-color="#fffffe"/>
    </style:style>
    <style:style style:name="P53" style:family="paragraph" style:parent-style-name="Standard">
      <style:paragraph-properties style:line-height-at-least="0.198in"/>
      <style:text-properties fo:color="#000000" style:font-name="monospace" fo:font-size="10.5pt" fo:font-weight="normal" officeooo:rsid="00426316" officeooo:paragraph-rsid="00426316" fo:background-color="#fffffe"/>
    </style:style>
    <style:style style:name="P54" style:family="paragraph" style:parent-style-name="Standard">
      <style:paragraph-properties style:line-height-at-least="0.198in"/>
      <style:text-properties fo:color="#000000" style:font-name="monospace" fo:font-size="10.5pt" fo:font-weight="normal" officeooo:rsid="0045bd1b" officeooo:paragraph-rsid="0045bd1b" fo:background-color="#fffffe"/>
    </style:style>
    <style:style style:name="P55" style:family="paragraph" style:parent-style-name="Standard">
      <style:paragraph-properties style:line-height-at-least="0.198in"/>
      <style:text-properties fo:color="#000000" style:font-name="monospace" fo:font-size="10.5pt" fo:font-weight="normal" officeooo:paragraph-rsid="0037a7bb"/>
    </style:style>
    <style:style style:name="P56" style:family="paragraph" style:parent-style-name="Standard">
      <style:paragraph-properties style:line-height-at-least="0.198in"/>
    </style:style>
    <style:style style:name="P57" style:family="paragraph" style:parent-style-name="Standard">
      <style:paragraph-properties style:line-height-at-least="0.198in"/>
      <style:text-properties officeooo:paragraph-rsid="002bd0ea"/>
    </style:style>
    <style:style style:name="P58" style:family="paragraph" style:parent-style-name="Text_20_body">
      <style:text-properties fo:font-variant="normal" fo:text-transform="none" fo:color="#212121" style:font-name="monospace1" fo:font-size="10.5pt" fo:letter-spacing="normal" fo:font-style="normal" fo:font-weight="normal" officeooo:rsid="00228355" officeooo:paragraph-rsid="00228355"/>
    </style:style>
    <style:style style:name="P59" style:family="paragraph" style:parent-style-name="Text_20_body">
      <style:text-properties fo:font-variant="normal" fo:text-transform="none" fo:color="#212121" style:font-name="monospace1" fo:font-size="10.5pt" fo:letter-spacing="normal" fo:font-style="normal" fo:font-weight="normal" officeooo:rsid="0023e2ae" officeooo:paragraph-rsid="0023e2ae"/>
    </style:style>
    <style:style style:name="P60" style:family="paragraph" style:parent-style-name="Text_20_body">
      <style:text-properties fo:font-variant="normal" fo:text-transform="none" fo:color="#212121" style:font-name="monospace1" fo:font-size="10.5pt" fo:letter-spacing="normal" fo:font-style="normal" fo:font-weight="normal" officeooo:rsid="001ae3c4" officeooo:paragraph-rsid="001f13d5"/>
    </style:style>
    <style:style style:name="P61" style:family="paragraph" style:parent-style-name="Text_20_body">
      <style:text-properties fo:font-variant="normal" fo:text-transform="none" fo:color="#212121" style:font-name="monospace1" fo:font-size="10.5pt" fo:letter-spacing="normal" fo:font-style="normal" fo:font-weight="normal" officeooo:rsid="001ae3c4" officeooo:paragraph-rsid="002d36fe"/>
    </style:style>
    <style:style style:name="P62" style:family="paragraph" style:parent-style-name="Text_20_body">
      <style:text-properties fo:font-variant="normal" fo:text-transform="none" fo:color="#212121" style:font-name="monospace1" fo:font-size="10.5pt" fo:letter-spacing="normal" fo:font-style="normal" fo:font-weight="normal" officeooo:rsid="0024b4b4" officeooo:paragraph-rsid="0024b4b4"/>
    </style:style>
    <style:style style:name="P63" style:family="paragraph" style:parent-style-name="Text_20_body">
      <style:text-properties fo:font-variant="normal" fo:text-transform="none" fo:color="#212121" style:font-name="monospace1" fo:font-size="10.5pt" fo:letter-spacing="normal" fo:font-style="normal" fo:font-weight="normal" officeooo:rsid="0024b4b4" officeooo:paragraph-rsid="0026b2b1"/>
    </style:style>
    <style:style style:name="P64" style:family="paragraph" style:parent-style-name="Text_20_body">
      <style:text-properties fo:font-variant="normal" fo:text-transform="none" fo:color="#212121" style:font-name="monospace1" fo:font-size="10.5pt" fo:letter-spacing="normal" fo:font-style="normal" fo:font-weight="normal" officeooo:rsid="0029e4a1" officeooo:paragraph-rsid="0029e4a1"/>
    </style:style>
    <style:style style:name="P65" style:family="paragraph" style:parent-style-name="Text_20_body">
      <style:text-properties fo:font-variant="normal" fo:text-transform="none" fo:color="#212121" style:font-name="monospace1" fo:font-size="10.5pt" fo:letter-spacing="normal" fo:font-style="normal" fo:font-weight="normal" officeooo:rsid="002d560b" officeooo:paragraph-rsid="002d560b"/>
    </style:style>
    <style:style style:name="P66" style:family="paragraph" style:parent-style-name="Text_20_body">
      <style:text-properties fo:font-variant="normal" fo:text-transform="none" fo:color="#212121" style:font-name="monospace1" fo:font-size="10.5pt" fo:letter-spacing="normal" fo:font-style="normal" fo:font-weight="normal" officeooo:rsid="00395cf7" officeooo:paragraph-rsid="00395cf7"/>
    </style:style>
    <style:style style:name="P67" style:family="paragraph" style:parent-style-name="Text_20_body">
      <style:text-properties fo:font-variant="normal" fo:text-transform="none" fo:color="#212121" style:font-name="monospace1" fo:font-size="10.5pt" fo:letter-spacing="normal" fo:font-style="normal" fo:font-weight="normal" officeooo:rsid="003b3916" officeooo:paragraph-rsid="003b3916"/>
    </style:style>
    <style:style style:name="P68" style:family="paragraph" style:parent-style-name="Text_20_body">
      <style:text-properties fo:font-variant="normal" fo:text-transform="none" fo:color="#212121" style:font-name="monospace1" fo:font-size="10.5pt" fo:letter-spacing="normal" fo:font-style="normal" fo:font-weight="normal" officeooo:rsid="003be5fb" officeooo:paragraph-rsid="003be5fb"/>
    </style:style>
    <style:style style:name="P69" style:family="paragraph" style:parent-style-name="Text_20_body">
      <style:text-properties fo:font-variant="normal" fo:text-transform="none" fo:color="#212121" style:font-name="monospace1" fo:font-size="10.5pt" fo:letter-spacing="normal" fo:font-style="normal" fo:font-weight="normal" officeooo:rsid="003d4049" officeooo:paragraph-rsid="003d4049"/>
    </style:style>
    <style:style style:name="P70" style:family="paragraph" style:parent-style-name="Text_20_body">
      <style:text-properties fo:font-variant="normal" fo:text-transform="none" fo:color="#212121" style:font-name="monospace1" fo:font-size="10.5pt" fo:letter-spacing="normal" fo:font-style="normal" fo:font-weight="normal" officeooo:rsid="0049fb2f" officeooo:paragraph-rsid="0049fb2f"/>
    </style:style>
    <style:style style:name="P71" style:family="paragraph" style:parent-style-name="Text_20_body">
      <style:text-properties officeooo:rsid="00381540" officeooo:paragraph-rsid="00381540"/>
    </style:style>
    <style:style style:name="P72" style:family="paragraph" style:parent-style-name="Text_20_body">
      <style:text-properties officeooo:rsid="00395cf7" officeooo:paragraph-rsid="00395cf7"/>
    </style:style>
    <style:style style:name="P73" style:family="paragraph" style:parent-style-name="Text_20_body">
      <style:text-properties officeooo:rsid="00471655" officeooo:paragraph-rsid="00471655"/>
    </style:style>
    <style:style style:name="P74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212121" style:font-name="monospace1" fo:font-size="10.5pt" fo:letter-spacing="normal" fo:font-style="normal" fo:font-weight="normal"/>
    </style:style>
    <style:style style:name="P75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212121" style:font-name="monospace1" fo:font-size="10.5pt" fo:letter-spacing="normal" fo:font-style="normal" fo:font-weight="normal" officeooo:paragraph-rsid="002bf465"/>
    </style:style>
    <style:style style:name="T1" style:family="text">
      <style:text-properties fo:font-variant="normal" fo:text-transform="none" fo:color="#212121" style:font-name="monospace1" fo:letter-spacing="normal" fo:font-style="normal"/>
    </style:style>
    <style:style style:name="T2" style:family="text">
      <style:text-properties fo:font-variant="normal" fo:text-transform="none" fo:letter-spacing="normal" fo:font-style="normal" officeooo:rsid="001ac80a"/>
    </style:style>
    <style:style style:name="T3" style:family="text">
      <style:text-properties fo:color="#000000" style:font-name="monospace" fo:background-color="#fffffe" loext:char-shading-value="0"/>
    </style:style>
    <style:style style:name="T4" style:family="text">
      <style:text-properties fo:color="#000000" style:font-name="monospace" fo:font-size="10.5pt" fo:font-weight="normal" fo:background-color="#fffffe" loext:char-shading-value="0"/>
    </style:style>
    <style:style style:name="T5" style:family="text">
      <style:text-properties fo:color="#000000" style:font-name="monospace" fo:font-size="10.5pt" fo:font-weight="normal" officeooo:rsid="002bd0ea" fo:background-color="#fffffe" loext:char-shading-value="0"/>
    </style:style>
    <style:style style:name="T6" style:family="text">
      <style:text-properties fo:color="#09885a"/>
    </style:style>
    <style:style style:name="T7" style:family="text">
      <style:text-properties fo:color="#09885a" style:font-name="monospace" fo:background-color="#fffffe" loext:char-shading-value="0"/>
    </style:style>
    <style:style style:name="T8" style:family="text">
      <style:text-properties fo:color="#09885a" style:font-name="monospace" fo:font-size="10.5pt" fo:font-weight="normal" fo:background-color="#fffffe" loext:char-shading-value="0"/>
    </style:style>
    <style:style style:name="T9" style:family="text">
      <style:text-properties fo:color="#09885a" officeooo:rsid="002d36fe"/>
    </style:style>
    <style:style style:name="T10" style:family="text">
      <style:text-properties fo:color="#09885a" officeooo:rsid="002fc05a"/>
    </style:style>
    <style:style style:name="T11" style:family="text">
      <style:text-properties fo:color="#09885a" officeooo:rsid="003b3916"/>
    </style:style>
    <style:style style:name="T12" style:family="text">
      <style:text-properties fo:color="#a31515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2bf465" style:font-weight-asian="bold" style:font-weight-complex="bold"/>
    </style:style>
    <style:style style:name="T15" style:family="text">
      <style:text-properties fo:font-weight="bold" officeooo:rsid="0035c88e" style:font-weight-asian="bold" style:font-weight-complex="bold"/>
    </style:style>
    <style:style style:name="T16" style:family="text">
      <style:text-properties fo:font-weight="bold" officeooo:rsid="0037a7bb" style:font-weight-asian="bold" style:font-weight-complex="bold"/>
    </style:style>
    <style:style style:name="T17" style:family="text">
      <style:text-properties officeooo:rsid="00212aa8"/>
    </style:style>
    <style:style style:name="T18" style:family="text">
      <style:text-properties officeooo:rsid="002bf465"/>
    </style:style>
    <style:style style:name="T19" style:family="text">
      <style:text-properties officeooo:rsid="002d36fe"/>
    </style:style>
    <style:style style:name="T20" style:family="text">
      <style:text-properties officeooo:rsid="0032df07"/>
    </style:style>
    <style:style style:name="T21" style:family="text">
      <style:text-properties officeooo:rsid="0035c88e"/>
    </style:style>
    <style:style style:name="T22" style:family="text">
      <style:text-properties officeooo:rsid="0037a7bb"/>
    </style:style>
    <style:style style:name="T23" style:family="text">
      <style:text-properties officeooo:rsid="0037a7bb" fo:background-color="#fffffe" loext:char-shading-value="0"/>
    </style:style>
    <style:style style:name="T24" style:family="text">
      <style:text-properties officeooo:rsid="0040d687"/>
    </style:style>
    <style:style style:name="T25" style:family="text">
      <style:text-properties officeooo:rsid="00443afc"/>
    </style:style>
    <style:style style:name="T26" style:family="text">
      <style:text-properties officeooo:rsid="00452f2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1" text:outline-level="1">Запуск 1</text:h>
      <text:p text:style-name="P1">Улучшаю аугментацию:</text:p>
      <text:p text:style-name="P1">Model_st2</text:p>
      <text:p text:style-name="P1"/>
      <text:p text:style-name="P11">старт:</text:p>
      <text:p text:style-name="P2">Epoch: 0, Average loss: 0.345700, Train accuracy: 0.852023, Val accuracy: 0.889130, Val F1: 0.856712 </text:p>
      <text:p text:style-name="P2">Epoch: 1, Average loss: 0.258853, Train accuracy: 0.891121, Val accuracy: 0.926087, Val F1: 0.870370 </text:p>
      <text:p text:style-name="P2">Epoch: 2, Average loss: 0.245225, Train accuracy: 0.905240, Val accuracy: 0.943478, Val F1: 0.873065 </text:p>
      <text:p text:style-name="P2">Epoch: 3, Average loss: 0.242471, Train accuracy: 0.903068, Val accuracy: 0.950000, Val F1: 0.901771 </text:p>
      <text:p text:style-name="P2">Epoch: 4, Average loss: 0.221287, Train accuracy: 0.913929, Val accuracy: 0.942391, Val F1: 0.882261 </text:p>
      <text:p text:style-name="P2">Epoch: 5, Average loss: 0.209236, Train accuracy: 0.915829, Val accuracy: 0.939130, Val F1: 0.893142 </text:p>
      <text:p text:style-name="P2">Epoch: 6, Average loss: 0.215976, Train accuracy: 0.917730, Val accuracy: 0.948913, Val F1: 0.908795 </text:p>
      <text:p text:style-name="P2">Epoch: 7, Average loss: 0.216951, Train accuracy: 0.911757, Val accuracy: 0.934783, Val F1: 0.907317 </text:p>
      <text:p text:style-name="P2"><text:span text:style-name="T13">Epoch: 8, Average loss: 0.230620, Train accuracy: 0.914472, Val accuracy: 0.936957, Val F1: 0.912685</text:span> </text:p>
      <text:p text:style-name="P2">Epoch: 9, Average loss: 0.241273, Train accuracy: 0.907412, Val accuracy: 0.944565, Val F1: 0.900641 </text:p>
      <text:p text:style-name="P2">Epoch: 10, Average loss: 0.206012, Train accuracy: 0.919902, Val accuracy: 0.947826, Val F1: 0.907591 </text:p>
      <text:p text:style-name="P2">Epoch: 11, Average loss: 0.210361, Train accuracy: 0.919359, Val accuracy: 0.946739, Val F1: 0.896440 </text:p>
      <text:p text:style-name="P2">Epoch: 12, Average loss: 0.218483, Train accuracy: 0.911214, Val accuracy: 0.950000, Val F1: 0.899200 </text:p>
      <text:p text:style-name="P2">Epoch: 13, Average loss: 0.213367, Train accuracy: 0.911757, Val accuracy: 0.938043, Val F1: 0.903437 </text:p>
      <text:p text:style-name="P2">Epoch: 14, Average loss: 0.213611, Train accuracy: 0.915829, Val accuracy: 0.943478, Val F1: 0.900489</text:p>
      <text:p text:style-name="P2"/>
      <text:p text:style-name="P2"/>
      <text:h text:style-name="P21" text:outline-level="1">Запуск 2</text:h>
      <text:p text:style-name="P14"><text:span text:style-name="T2">аугментация – флип и </text:span><text:span text:style-name="T3">HueSaturationValue(hue_shift_limit=</text:span><text:span text:style-name="T7">20</text:span><text:span text:style-name="T3">, sat_shift_limit=</text:span><text:span text:style-name="T7">50</text:span><text:span text:style-name="T3">, val_shift_limit=</text:span><text:span text:style-name="T7">50</text:span><text:span text:style-name="T3">, p=</text:span><text:span text:style-name="T7">1</text:span><text:span text:style-name="T3">),</text:span></text:p>
      <text:p text:style-name="P3">размер картинок 512х512 <text:s text:c="2"/>RSNet34</text:p>
      <text:p text:style-name="P3">model_st3</text:p>
      <text:p text:style-name="P10">optimizer = optim.Adam([</text:p>
      <text:p text:style-name="P12">{<text:span text:style-name="T12">'params'</text:span>: model_st3.fc.parameters(), <text:span text:style-name="T12">'lr'</text:span>: <text:span text:style-name="T6">1e-2</text:span>, <text:span text:style-name="T12">'weight_decay'</text:span> : <text:span text:style-name="T6">1e-4</text:span>}</text:p>
      <text:p text:style-name="P12">], lr=<text:span text:style-name="T6">1e-4</text:span>, weight_decay = <text:span text:style-name="T6">1e-6</text:span>)</text:p>
      <text:p text:style-name="P12">exp_lr_scheduler = ReduceLROnPlateau(optimizer, <text:span text:style-name="T12">'min'</text:span>, patience = <text:span text:style-name="T6">3</text:span>, factor=<text:span text:style-name="T6">0.5</text:span>)</text:p>
      <text:p text:style-name="P12">loss_history, train_history, val_history = train_model(model_st3, train_loader, val_loader, </text:p>
      <text:p text:style-name="P12">loss, optimizer, exp_lr_scheduler, <text:span text:style-name="T6">20</text:span>)</text:p>
      <text:p text:style-name="P12"/>
      <text:p text:style-name="P9">Epoch: 8, Average loss: 0.175434, Train accuracy: 0.935650, Val accuracy: 0.948913, Val F1: 0.925990</text:p>
      <text:p text:style-name="P4"/>
      <text:h text:style-name="P21" text:outline-level="1">Запуск 3</text:h>
      <text:p text:style-name="P5">weight_decay <text:s/>уменьшила</text:p>
      <text:p text:style-name="P5"/>
      <text:p text:style-name="P6">Epoch: 0, Average loss: 0.386403, Train accuracy: 0.843606, Val accuracy: 0.950000, Val F1: 0.900489 </text:p>
      <text:p text:style-name="P6">Epoch: 1, Average loss: 0.214101, Train accuracy: 0.917730, Val accuracy: 0.944565, Val F1: 0.913706 </text:p>
      <text:p text:style-name="P6"><text:span text:style-name="T13">Epoch: 2, Average loss: 0.219694, Train accuracy: 0.918816, Val accuracy: 0.950000, Val F1: 0.917808</text:span> </text:p>
      <text:p text:style-name="P6">Epoch: 3, Average loss: 0.192301, Train accuracy: 0.929677, Val accuracy: 0.955435, Val F1: 0.906667 </text:p>
      <text:p text:style-name="P6">Epoch: 4, Average loss: 0.202836, Train accuracy: 0.926962, Val accuracy: 0.944565, Val F1: 0.899654 </text:p>
      <text:p text:style-name="P6">Epoch: 5, Average loss: 0.227869, Train accuracy: 0.926147, Val accuracy: 0.932609, Val F1: 0.905405 </text:p>
      <text:p text:style-name="P6">Epoch: 6, Average loss: 0.245011, Train accuracy: 0.921531, Val accuracy: 0.945652, Val F1: 0.916239 </text:p>
      <text:p text:style-name="P6">Epoch: 7, Average loss: 0.205583, Train accuracy: 0.930763, Val accuracy: 0.948913, Val F1: 0.898451 </text:p>
      <text:p text:style-name="P6">Epoch: 8, Average loss: 0.184805, Train accuracy: 0.935107, Val accuracy: 0.794565, Val F1: 0.912281 </text:p>
      <text:p text:style-name="P6">Epoch: 9, Average loss: 0.176322, Train accuracy: 0.938908, Val accuracy: 0.915217, Val F1: 0.915789</text:p>
      <text:p text:style-name="P6"/>
      <text:p text:style-name="P7">модель не находит хотдоги с картошкой</text:p>
      <text:p text:style-name="P8">точность меньше полноты</text:p>
      <text:p text:style-name="P3"/>
      <text:h text:style-name="P21" text:outline-level="1">Запуск 4</text:h>
      <text:p text:style-name="P16">Пробую cosine annialing</text:p>
      <text:p text:style-name="P16">Возврат к ResNet 18</text:p>
      <text:p text:style-name="P13">optimizer = optim.Adam([</text:p>
      <text:p text:style-name="P12">{<text:span text:style-name="T12">'params'</text:span>: model_st3.fc.parameters(), <text:span text:style-name="T12">'lr'</text:span>: <text:span text:style-name="T6">1e-2</text:span>, <text:span text:style-name="T12">'weight_decay'</text:span> : <text:span text:style-name="T6">1e-3</text:span>}</text:p>
      <text:p text:style-name="P12">], lr=<text:span text:style-name="T6">1e-4</text:span>, weight_decay = <text:span text:style-name="T6">1e-5</text:span>)</text:p>
      <text:p text:style-name="P15">#exp_lr_scheduler = ReduceLROnPlateau(optimizer, 'min', patience = 3, factor=0.5)</text:p>
      <text:p text:style-name="P12">exp_lr_scheduler = CosineAnnealingLR(optimizer, <text:span text:style-name="T6">10</text:span>)</text:p>
      <text:p text:style-name="P12">loss_history, train_history, val_history = train_model(model_st3, train_loader, val_loader, </text:p>
      <text:p text:style-name="P12">loss, optimizer, exp_lr_scheduler, <text:span text:style-name="T6">10</text:span>)</text:p>
      <text:p text:style-name="P16"/>
      <text:p text:style-name="P17">Epoch: 0, Average loss: 0.413837, Train accuracy: 0.849851, Val accuracy: 0.885870, Val F1: 0.851852 </text:p>
      <text:p text:style-name="P17">Epoch: 1, Average loss: 0.210079, Train accuracy: 0.912843, Val accuracy: 0.929348, Val F1: 0.866667 </text:p>
      <text:p text:style-name="P17">Epoch: 2, Average loss: 0.229405, Train accuracy: 0.907955, Val accuracy: 0.930435, Val F1: 0.877971 </text:p>
      <text:p text:style-name="P17">Epoch: 3, Average loss: 0.191934, Train accuracy: 0.926419, Val accuracy: 0.897826, Val F1: 0.881301 </text:p>
      <text:p text:style-name="P17">Epoch: 4, Average loss: 0.197118, Train accuracy: 0.922617, Val accuracy: 0.936957, Val F1: 0.880259 </text:p>
      <text:p text:style-name="P17">Epoch: 5, Average loss: 0.250029, Train accuracy: 0.898995, Val accuracy: 0.893478, Val F1: 0.877250 </text:p>
      <text:p text:style-name="P20">Epoch: 6, Average loss: 0.172545, Train accuracy: 0.931034, Val accuracy: 0.932609, Val F1: 0.887070 </text:p>
      <text:p text:style-name="P17">Epoch: 7, Average loss: 0.206741, Train accuracy: 0.918816, Val accuracy: 0.934783, Val F1: 0.866883 </text:p>
      <text:p text:style-name="P17">Epoch: 8, Average loss: 0.215973, Train accuracy: 0.918273, Val accuracy: 0.934783, Val F1: 0.885572 </text:p>
      <text:p text:style-name="P17">Epoch: 9, Average loss: 0.228455, Train accuracy: 0.916373, Val accuracy: 0.925000, Val F1: 0.874797</text:p>
      <text:p text:style-name="P17"/>
      <text:p text:style-name="P18">Модель, кажется, может учиться дальше. </text:p>
      <text:p text:style-name="P18">F1: 0.885, P: 0.846, R: 0.928 <text:s/>Низкую точность можно дальше учить. Полнота хорошая. </text:p>
      <text:p text:style-name="P19">Учу дальше</text:p>
      <text:p text:style-name="P61"><text:span text:style-name="T13">Epoch: 0, Average loss: 0.167094, Train accuracy: 0.941352, Val accuracy: 0.934783, Val F1: 0.895868</text:span> </text:p>
      <text:p text:style-name="P61">Epoch: 1, Average loss: 0.196322, Train accuracy: 0.925061, Val accuracy: 0.941304, Val F1: 0.899174 </text:p>
      <text:p text:style-name="P61">Epoch: 2, Average loss: 0.238597, Train accuracy: 0.922617, Val accuracy: 0.918478, Val F1: 0.891847 </text:p>
      <text:p text:style-name="P61">Epoch: 3, Average loss: 0.201698, Train accuracy: 0.924518, Val accuracy: 0.938043, Val F1: 0.886326 </text:p>
      <text:p text:style-name="P61">Epoch: 4, Average loss: 0.178811, Train accuracy: 0.935650, Val accuracy: 0.923913, Val F1: 0.894040 </text:p>
      <text:p text:style-name="P61">Epoch: 5, Average loss: 0.165208, Train accuracy: 0.937822, Val accuracy: 0.936957, Val F1: 0.892675 </text:p>
      <text:p text:style-name="P61">Epoch: 6, Average loss: 0.201545, Train accuracy: 0.925604, Val accuracy: 0.927174, Val F1: 0.885572 </text:p>
      <text:p text:style-name="P61"><text:span text:style-name="T19">E</text:span>poch: 7, Average loss: 0.182621, Train accuracy: 0.928048, Val accuracy: 0.934783, Val F1: 0.877722 </text:p>
      <text:p text:style-name="P61">Epoch: 8, Average loss: 0.163597, Train accuracy: 0.937279, Val accuracy: 0.935870, Val F1: 0.887070 </text:p>
      <text:p text:style-name="P61">Epoch: 9, Average loss: 0.184627, Train accuracy: 0.931578, Val accuracy: 0.933696, Val F1: 0.884488</text:p>
      <text:p text:style-name="P17"/>
      <text:p text:style-name="P17">F1: 0.888, P: 0.843, R: 0.938 <text:span text:style-name="T17">Точность еще упала. Полнота выросла.</text:span></text:p>
      <text:p text:style-name="P17"/>
      <text:h text:style-name="Heading_20_1" text:outline-level="1">Run 5</text:h>
      <text:p text:style-name="P58">BatchNorm added before last Linear</text:p>
      <text:p text:style-name="P59">Batch size = 64 (instead 32)</text:p>
      <text:p text:style-name="P17"/>
      <text:p text:style-name="P62">loss маленький, а точность не растет.</text:p>
      <text:p text:style-name="P63">Epoch: 0, Average loss: 0.255717, Train accuracy: 0.900896, Val accuracy: 0.926087, Val F1: 0.878788 </text:p>
      <text:p text:style-name="P63">Epoch: 1, Average loss: 0.179452, Train accuracy: 0.929677, Val accuracy: 0.915217, Val F1: 0.887070 </text:p>
      <text:p text:style-name="P63">E<text:span text:style-name="T13">poch: 2, Average loss: 0.160620, Train accuracy: 0.938094, Val accuracy: 0.938043, Val F1: 0.888514 </text:span></text:p>
      <text:p text:style-name="P63">Epoch: 3, Average loss: 0.149143, Train accuracy: 0.944882, Val accuracy: 0.935870, Val F1: 0.887395</text:p>
      <text:p text:style-name="P62"/>
      <text:h text:style-name="Heading_20_1" text:outline-level="1">Запуск 6</text:h>
      <text:p text:style-name="P36"><text:span text:style-name="T12">'params'</text:span>: model_st3.fc.parameters(), <text:span text:style-name="T12">'lr'</text:span>: <text:span text:style-name="T6">25e-3</text:span>, <text:span text:style-name="T12">'weight_decay'</text:span> : <text:span text:style-name="T6">1e-4</text:span>}</text:p>
      <text:p text:style-name="P37">уменьшила картинки до 224б увеличила batch_size <text:s/>до 128</text:p>
      <text:p text:style-name="P38">добавила distortion</text:p>
      <text:p text:style-name="P17"/>
      <text:p text:style-name="P64">учится только до 0.89</text:p>
      <text:p text:style-name="P64">F1: 0.879, P: 0.914, R: 0.845</text:p>
      <text:p text:style-name="P64">зато точность высокая, а полнота низкая. </text:p>
      <text:p text:style-name="P64"/>
      <text:h text:style-name="Heading_20_1" text:outline-level="1">Запуск 7</text:h>
      <text:p text:style-name="P12">optimizer = optim.Adam([</text:p>
      <text:p text:style-name="P12">{<text:span text:style-name="T12">'params'</text:span>: model_st3.fc.parameters(), <text:span text:style-name="T12">'lr'</text:span>: <text:span text:style-name="T6">25e-3</text:span>, <text:span text:style-name="T12">'weight_decay'</text:span> : <text:span text:style-name="T6">1e-5</text:span>}</text:p>
      <text:p text:style-name="P56"><text:span text:style-name="T4">], lr=</text:span><text:span text:style-name="T8">1e-4</text:span><text:span text:style-name="T4">, weight_decay = </text:span><text:span text:style-name="T8">0</text:span><text:span text:style-name="T4">)</text:span></text:p>
      <text:p text:style-name="P56"><text:span text:style-name="T4"/></text:p>
      <text:p text:style-name="P57"><text:span text:style-name="T5">учится медленно</text:span></text:p>
      <text:p text:style-name="P74">F1: 0.892, P: 0.939, R: 0.849</text:p>
      <text:p text:style-name="P75">Epoch: <text:span text:style-name="T18">1</text:span>0, Average loss: 0.189908, Train accuracy: 0.927233, Val accuracy: 0.928261, Val F1: 0.882033 </text:p>
      <text:p text:style-name="P75">Epoch: <text:span text:style-name="T18">1</text:span>1, Average loss: 0.217101, Train accuracy: 0.925604, Val accuracy: 0.932609, Val F1: 0.852399 </text:p>
      <text:p text:style-name="P75"><text:span text:style-name="T13">Epoch: </text:span><text:span text:style-name="T14">1</text:span><text:span text:style-name="T13">2, Average loss: 0.210800, Train accuracy: 0.918545, Val accuracy: 0.923913, Val F1: 0.893617</text:span> </text:p>
      <text:p text:style-name="P75">Epoch: <text:span text:style-name="T18">1</text:span>3, Average loss: 0.194178, Train accuracy: 0.930220, Val accuracy: 0.932609, Val F1: 0.875445 </text:p>
      <text:p text:style-name="P75">Epoch: <text:span text:style-name="T18">1</text:span>4, Average loss: 0.189139, Train accuracy: 0.928862, Val accuracy: 0.922826, Val F1: 0.879433</text:p>
      <text:p text:style-name="P75"/>
      <text:p text:style-name="P75">F1: 0.881, P: 0.915, R: 0.849</text:p>
      <text:p text:style-name="P75"/>
      <text:h text:style-name="Heading_20_1" text:outline-level="1">Запуск 8</text:h>
      <text:p text:style-name="P43">optimizer = optim.SGD([</text:p>
      <text:p text:style-name="P12">{<text:span text:style-name="T12">'params'</text:span>: model_st3.fc.parameters(), <text:span text:style-name="T12">'lr'</text:span>: <text:span text:style-name="T19">5</text:span><text:span text:style-name="T6">e-</text:span><text:span text:style-name="T9">2</text:span>, <text:span text:style-name="T12">'momentum'</text:span> : <text:span text:style-name="T6">0.9</text:span>}</text:p>
      <text:p text:style-name="P12">], lr=<text:span text:style-name="T6">1e-4</text:span>, momentum=<text:span text:style-name="T6">0.99</text:span>)</text:p>
      <text:p text:style-name="P43"/>
      <text:p text:style-name="P65">учится хуже предыдущего</text:p>
      <text:p text:style-name="P17"/>
      <text:h text:style-name="Heading_20_1" text:outline-level="1">Запуск 9 </text:h>
      <text:p text:style-name="P65">Тюним шедулер</text:p>
      <text:p text:style-name="P39">optimizer = optim.Adam([</text:p>
      <text:p text:style-name="P12">{<text:span text:style-name="T12">'params'</text:span>: model_st3.fc.parameters(), <text:span text:style-name="T12">'lr'</text:span>: <text:span text:style-name="T6">25e-3</text:span>, <text:span text:style-name="T12">'weight_decay'</text:span> : <text:span text:style-name="T6">1e-5</text:span>}</text:p>
      <text:p text:style-name="P12">], lr=<text:span text:style-name="T6">1e-4</text:span>, weight_decay = <text:span text:style-name="T6">0</text:span>)</text:p>
      <text:p text:style-name="P12">exp_lr_scheduler = CosineAnnealingLR(optimizer, <text:span text:style-name="T6">20</text:span>, <text:span text:style-name="T6">1e-4</text:span>)</text:p>
      <text:p text:style-name="P12"/>
      <text:p text:style-name="P24">Epoch: 0, Average loss: 0.432664, Train accuracy: 0.884605, Val accuracy: 0.915217, Val F1: 0.829268 </text:p>
      <text:p text:style-name="P24">Epoch: 1, Average loss: 0.295009, Train accuracy: 0.915015, Val accuracy: 0.920652, Val F1: 0.887737 </text:p>
      <text:p text:style-name="P24">Epoch: 2, Average loss: 0.285529, Train accuracy: 0.912028, Val accuracy: 0.928261, Val F1: 0.860254 </text:p>
      <text:p text:style-name="P24">Epoch: 3, Average loss: 0.258763, Train accuracy: 0.913929, Val accuracy: 0.923913, Val F1: 0.870466 </text:p>
      <text:p text:style-name="P24">Epoch: 4, Average loss: 0.214995, Train accuracy: 0.923975, Val accuracy: 0.926087, Val F1: 0.881469 </text:p>
      <text:p text:style-name="P24"><text:span text:style-name="T13">Epoch: 5, Average loss: 0.225132, Train accuracy: 0.917459, Val accuracy: 0.938043, Val F1: 0.900000</text:span> </text:p>
      <text:p text:style-name="P24">Epoch: 6, Average loss: 0.235460, Train accuracy: 0.923160, Val accuracy: 0.930435, Val F1: 0.876761 </text:p>
      <text:p text:style-name="P24">Epoch: 7, Average loss: 0.221508, Train accuracy: 0.920717, Val accuracy: 0.931522, Val F1: 0.883392 </text:p>
      <text:p text:style-name="P24">Epoch: 8, Average loss: 0.214275, Train accuracy: 0.919902, Val accuracy: 0.935870, Val F1: 0.885305 </text:p>
      <text:p text:style-name="P24">Epoch: 9, Average loss: 0.207849, Train accuracy: 0.925333, Val accuracy: 0.934783, Val F1: 0.893617</text:p>
      <text:p text:style-name="P12"/>
      <text:p text:style-name="P12"/>
      <text:h text:style-name="Heading_20_1" text:outline-level="1">Запуск 9 </text:h>
      <text:p text:style-name="P44">exp_lr_scheduler = CosineAnnealingLR(optimizer, <text:span text:style-name="T6">10</text:span>, <text:span text:style-name="T6">1e-5</text:span>)</text:p>
      <text:p text:style-name="P44"/>
      <text:p text:style-name="P45">loss уверенно дошел до 0.15 за 10 эпох. F1 маленькое. То есть модель учится, но, пока, ее знаний не хватает. </text:p>
      <text:h text:style-name="Heading_20_1" text:outline-level="1">Запуск 10</text:h>
      <text:p text:style-name="P12">optimizer = optim.Adam([</text:p>
      <text:p text:style-name="P12">{<text:span text:style-name="T12">'params'</text:span>: model_st3.fc.parameters(), <text:span text:style-name="T12">'lr'</text:span>: <text:span text:style-name="T6">5e-</text:span><text:span text:style-name="T10">2</text:span>, <text:span text:style-name="T12">'weight_decay'</text:span> : <text:span text:style-name="T6">1e-5</text:span>}</text:p>
      <text:p text:style-name="P12">], lr=<text:span text:style-name="T6">1e-4</text:span>, weight_decay = <text:span text:style-name="T6">0</text:span>)</text:p>
      <text:p text:style-name="Text_20_body"/>
      <text:p text:style-name="P28">Epoch: 0, Average loss: 0.650859, Train accuracy: 0.888678, Val accuracy: 0.898913, Val F1: 0.833333 </text:p>
      <text:p text:style-name="P28">Epoch: 1, Average loss: 0.498629, Train accuracy: 0.908770, Val accuracy: 0.931522, Val F1: 0.858169 </text:p>
      <text:p text:style-name="P28">Epoch: 2, Average loss: 0.354070, Train accuracy: 0.906326, Val accuracy: 0.920652, Val F1: 0.853480 </text:p>
      <text:p text:style-name="P28">Epoch: 3, Average loss: 0.323675, Train accuracy: 0.902797, Val accuracy: 0.926087, Val F1: 0.853047</text:p>
      <text:p text:style-name="P28">Epoch: 4, Average loss: 0.236337, Train accuracy: 0.916916, Val accuracy: 0.920652, Val F1: 0.873147</text:p>
      <text:p text:style-name="P28">Epoch: 5, Average loss: 0.202240, Train accuracy: 0.921803, Val accuracy: 0.934783, Val F1: 0.885305</text:p>
      <text:p text:style-name="P28">Epoch: 6, Average loss: 0.206895, Train accuracy: 0.922346, Val accuracy: 0.932609, Val F1: 0.885017 </text:p>
      <text:p text:style-name="P28">Epoch: 7, Average loss: 0.180714, Train accuracy: 0.924518, Val accuracy: 0.933696, Val F1: 0.889655 </text:p>
      <text:p text:style-name="P28"><text:span text:style-name="T13">Epoch: 8, Average loss: 0.176738, Train accuracy: 0.934564, Val accuracy: 0.932609, Val F1: 0.900344</text:span> </text:p>
      <text:p text:style-name="P28">Epoch: 9, Average loss: 0.165122, Train accuracy: 0.937008, Val accuracy: 0.940217, Val F1: 0.890845</text:p>
      <text:p text:style-name="P12"/>
      <text:p text:style-name="P25">Epoch: <text:span text:style-name="T21">1</text:span>0, Average loss: 0.154764, Train accuracy: 0.936736, Val accuracy: 0.938043, Val F1: 0.889279 </text:p>
      <text:p text:style-name="P25"><text:span text:style-name="T13">Epoch: </text:span><text:span text:style-name="T15">1</text:span><text:span text:style-name="T13">1, Average loss: 0.164672, Train accuracy: 0.940809, Val accuracy: 0.939130, Val F1: 0.909408</text:span> </text:p>
      <text:p text:style-name="P25">Epoch: <text:span text:style-name="T21">1</text:span>2, Average loss: 0.160653, Train accuracy: 0.934836, Val accuracy: 0.935870, Val F1: 0.875657 </text:p>
      <text:p text:style-name="P25">Epoch: <text:span text:style-name="T21">1</text:span>3, Average loss: 0.178883, Train accuracy: 0.927233, Val accuracy: 0.935870, Val F1: 0.898246 </text:p>
      <text:p text:style-name="P25">Epoch: <text:span text:style-name="T21">1</text:span>4, Average loss: 0.186787, Train accuracy: 0.927776, Val accuracy: 0.930435, Val F1: 0.884682</text:p>
      <text:p text:style-name="P23"/>
      <text:p text:style-name="P23">F1: 0.905, P: 0.907, R: 0.904</text:p>
      <text:p text:style-name="P12"/>
      <text:p text:style-name="P46">Перспективно! <text:span text:style-name="T20">После 15 эпох начала оверфититься</text:span></text:p>
      <text:p text:style-name="P46"/>
      <text:h text:style-name="Heading_20_1" text:outline-level="1">Запуск 11</text:h>
      <text:p text:style-name="P47">Сдублировала все картинки с хотдогами. После аугментации они, скорее всего, будут разными. Но в эпохе будет больший процент картинок с хотдогами. </text:p>
      <text:p text:style-name="P47"/>
      <text:p text:style-name="P55"><text:span text:style-name="T23">После 15 эпох</text:span></text:p>
      <text:p text:style-name="P55"><text:span text:style-name="T1">F1: 0.901, P: 0.982, R: 0.833</text:span></text:p>
      <text:p text:style-name="P48"/>
      <text:p text:style-name="P29">Epoch: <text:span text:style-name="T22">15</text:span>, Average loss: 0.220487, Train accuracy: 0.912489, Val accuracy: 0.938001, Val F1: 0.879444 </text:p>
      <text:p text:style-name="P29">Epoch: 1<text:span text:style-name="T22">6</text:span>, Average loss: 0.241721, Train accuracy: 0.903737, Val accuracy: 0.938731, Val F1: 0.893778 </text:p>
      <text:p text:style-name="P29"><text:span text:style-name="T13">Epoch: </text:span><text:span text:style-name="T16">17</text:span><text:span text:style-name="T13">, Average loss: 0.243363, Train accuracy: 0.904831, Val accuracy: 0.934354, Val F1: 0.910304</text:span> </text:p>
      <text:p text:style-name="P29">Epoch: <text:span text:style-name="T22">18</text:span>, Average loss: 0.241575, Train accuracy: 0.906655, Val accuracy: 0.931437, Val F1: 0.901786 </text:p>
      <text:p text:style-name="P29">Epoch: <text:span text:style-name="T22">19</text:span>, Average loss: 0.259419, Train accuracy: 0.898450, Val accuracy: 0.946754, Val F1: 0.901961</text:p>
      <text:p text:style-name="P47"/>
      <text:h text:style-name="Heading_20_1" text:outline-level="1">Запуск 12</text:h>
      <text:p text:style-name="P71">Уменьшила batch size до 64. Вначале файла при маленьком батче была низкая точность, зато высокая полнота.</text:p>
      <text:p text:style-name="P71">М.б среднее значение сбалансирует?</text:p>
      <text:p text:style-name="P72">После 15 эпох</text:p>
      <text:p text:style-name="P66">F1: 0.901, P: 0.987, R: 0.828</text:p>
      <text:h text:style-name="Heading_20_1" text:outline-level="1">Запуск 13</text:h>
      <text:p text:style-name="P66">вернула размер батча</text:p>
      <text:p text:style-name="P66">у<text:span text:style-name="T24">велич</text:span>ила weight_decay</text:p>
      <text:p text:style-name="P40">optimizer = optim.Adam([</text:p>
      <text:p text:style-name="P12">{<text:span text:style-name="T12">'params'</text:span>: model_st3.fc.parameters(), <text:span text:style-name="T12">'lr'</text:span>: <text:span text:style-name="T6">5e-2</text:span>, <text:span text:style-name="T12">'weight_decay'</text:span> : <text:span text:style-name="T6">1e-4</text:span>}</text:p>
      <text:p text:style-name="P12">], lr=<text:span text:style-name="T6">1e-4</text:span>, weight_decay = <text:span text:style-name="T6">0</text:span>)</text:p>
      <text:p text:style-name="P12"/>
      <text:p text:style-name="P26">Epoch: 4, Average loss: 0.251071, Train accuracy: 0.903555, Val accuracy: 0.922684, Val F1: 0.905295 </text:p>
      <text:p text:style-name="P26">Epoch: 5, Average loss: 0.243677, Train accuracy: 0.904649, Val accuracy: 0.928519, Val F1: 0.897070 </text:p>
      <text:p text:style-name="P34">Epoch: 6, Average loss: 0.225437, Train accuracy: 0.911030, Val accuracy: 0.931437, Val F1: 0.915680 </text:p>
      <text:p text:style-name="P26">Epoch: 7, Average loss: 0.226346, Train accuracy: 0.910665, Val accuracy: 0.938001, Val F1: 0.900151 </text:p>
      <text:p text:style-name="P34">Epoch: 8, Average loss: 0.204159, Train accuracy: 0.919599, Val accuracy: 0.934354, Val F1: 0.912491 </text:p>
      <text:p text:style-name="P26">Epoch: 9, Average loss: 0.198992, Train accuracy: 0.923245, Val accuracy: 0.938001, Val F1: 0.886329 </text:p>
      <text:p text:style-name="P26">Epoch: 10, Average loss: 0.202104, Train accuracy: 0.919964, Val accuracy: 0.935084, Val F1: 0.897494</text:p>
      <text:p text:style-name="P23">F1: 0.819, P: 0.992, R: 0.698</text:p>
      <text:p text:style-name="P49">После 15 эпох</text:p>
      <text:p text:style-name="P23">F1: 0.898, P: 0.987, R: 0.824</text:p>
      <text:p text:style-name="P23"/>
      <text:p text:style-name="P30">После 20 эпох</text:p>
      <text:p text:style-name="P30">F1: 0.900, P: 0.985, R: 0.828</text:p>
      <text:p text:style-name="P30"/>
      <text:p text:style-name="P66"/>
      <text:h text:style-name="Heading_20_1" text:outline-level="1">Запуск 14</text:h>
      <text:p text:style-name="P41">optimizer = optim.Adam([</text:p>
      <text:p text:style-name="P12">{<text:span text:style-name="T12">'params'</text:span>: model_st3.fc.parameters(), <text:span text:style-name="T12">'lr'</text:span>: <text:span text:style-name="T6">5e-2</text:span>, <text:span text:style-name="T12">'weight_decay'</text:span> : <text:span text:style-name="T6">1e-4</text:span>}</text:p>
      <text:p text:style-name="P12">], lr=<text:span text:style-name="T6">1e-4</text:span>, weight_decay = <text:span text:style-name="T6">0</text:span>)</text:p>
      <text:p text:style-name="P12">exp_lr_scheduler = CosineAnnealingLR(optimizer, <text:span text:style-name="T6">30</text:span>, <text:span text:style-name="T6">1e-</text:span><text:span text:style-name="T11">6</text:span>)</text:p>
      <text:p text:style-name="P12">loss_history, train_history, val_history = train_model(model_st3, train_loader, val_loader, </text:p>
      <text:p text:style-name="P12">loss, optimizer, exp_lr_scheduler, <text:span text:style-name="T6">30</text:span>). .</text:p>
      <text:p text:style-name="P67"/>
      <text:p text:style-name="P68">После 30 эпох</text:p>
      <text:p text:style-name="P68">F1: 0.902, P: 0.968, R: 0.844</text:p>
      <text:p text:style-name="P69">можно учить дальше</text:p>
      <text:p text:style-name="P47"/>
      <text:h text:style-name="Heading_20_1" text:outline-level="1">Запуск 15</text:h>
      <text:p text:style-name="P50">Добавила Blur, <text:s/>уменьшила L2</text:p>
      <text:p text:style-name="P50">optimizer = optim.Adam([</text:p>
      <text:p text:style-name="P12">{<text:span text:style-name="T12">'params'</text:span>: model_st3.fc.parameters(), <text:span text:style-name="T12">'lr'</text:span>: <text:span text:style-name="T6">5e-2</text:span>, <text:span text:style-name="T12">'weight_decay'</text:span> : <text:span text:style-name="T6">1e-5</text:span>}</text:p>
      <text:p text:style-name="P12">], lr=<text:span text:style-name="T6">1e-4</text:span>, weight_decay = <text:span text:style-name="T6">0</text:span>)</text:p>
      <text:p text:style-name="P12">exp_lr_scheduler = CosineAnnealingLR(optimizer, <text:span text:style-name="T6">15</text:span>, <text:span text:style-name="T6">1e-6</text:span>)</text:p>
      <text:p text:style-name="P12">loss_history, train_history, val_history = train_model(model_st3, train_loader, val_loader, </text:p>
      <text:p text:style-name="P12">loss, optimizer, exp_lr_scheduler, <text:span text:style-name="T6">15</text:span>)</text:p>
      <text:p text:style-name="P50"/>
      <text:p text:style-name="P51">Через 15 эпох</text:p>
      <text:p text:style-name="P31">F1: 0.891, P: 0.990, R: 0.811</text:p>
      <text:p text:style-name="P31"/>
      <text:p text:style-name="P31">Через 30 эпох</text:p>
      <text:p text:style-name="P31">F1: 0.819, P: 0.992, R: 0.698</text:p>
      <text:p text:style-name="P31"/>
      <text:h text:style-name="Heading_20_1" text:outline-level="1">Запуск 16</text:h>
      <text:p text:style-name="P32">Уменьшила батч, увеличила картинку</text:p>
      <text:p text:style-name="P32">убрала blur, вернула L2</text:p>
      <text:p text:style-name="P32"/>
      <text:p text:style-name="P33">После 15 эпох</text:p>
      <text:p text:style-name="P33">F1 0.889, P: 0.992, R: 0.806</text:p>
      <text:p text:style-name="P33">loss 0.15</text:p>
      <text:p text:style-name="P47"/>
      <text:p text:style-name="P52">Очень хорошо учится. Только я сообразила, что vertical flip ничего хорошего не дает. </text:p>
      <text:p text:style-name="P52"/>
      <text:h text:style-name="Heading_20_1" text:outline-level="1">Запуск 17</text:h>
      <text:p text:style-name="P53">Переделала vertical flip на небольшой rotate. Добавила CLAHE <text:s/>всем. <text:span text:style-name="T25">Убрала обучение первым 5 слоям. </text:span><text:span text:style-name="T26">Вернула маленький размер картинок и батч 128</text:span></text:p>
      <text:p text:style-name="P53">И запустила обучение дальше</text:p>
      <text:p text:style-name="P53"/>
      <text:h text:style-name="Heading_20_1" text:outline-level="1">Запуск 18</text:h>
      <text:p text:style-name="P54">первые 5 слоев заморожены</text:p>
      <text:p text:style-name="P54">optimizer = optim.Adam([</text:p>
      <text:p text:style-name="P12">{<text:span text:style-name="T12">'params'</text:span>: model_st3.fc.parameters(), <text:span text:style-name="T12">'lr'</text:span>: <text:span text:style-name="T6">5e-2</text:span>, <text:span text:style-name="T12">'weight_decay'</text:span> : <text:span text:style-name="T6">1e-6</text:span>}</text:p>
      <text:p text:style-name="P12">], lr=<text:span text:style-name="T6">1e-4</text:span>, weight_decay = <text:span text:style-name="T6">0</text:span>)</text:p>
      <text:p text:style-name="P12">exp_lr_scheduler = CosineAnnealingLR(optimizer, <text:span text:style-name="T6">15</text:span>, <text:span text:style-name="T6">1e-6</text:span>)</text:p>
      <text:p text:style-name="P12">loss_history, train_history, val_history = train_model(model_st3, train_loader, val_loader, </text:p>
      <text:p text:style-name="P12">loss, optimizer, exp_lr_scheduler, <text:span text:style-name="T6">15</text:span>)</text:p>
      <text:p text:style-name="P12"/>
      <text:p text:style-name="P54">лосс падает, точность офигительная, полнота 0.7 За 15 эпох ничему разумному не научилась</text:p>
      <text:p text:style-name="P54"/>
      <text:h text:style-name="Heading_20_1" text:outline-level="1">Запуск 19</text:h>
      <text:p text:style-name="P73">Добавила centercrop</text:p>
      <text:p text:style-name="P12">optimizer = optim.Adam([</text:p>
      <text:p text:style-name="P12">{<text:span text:style-name="T12">'params'</text:span>: model_st3.fc.parameters(), <text:span text:style-name="T12">'lr'</text:span>: <text:span text:style-name="T6">5e-2</text:span>, <text:span text:style-name="T12">'weight_decay'</text:span> : <text:span text:style-name="T6">1e-6</text:span>},</text:p>
      <text:p text:style-name="P12">{<text:span text:style-name="T12">'params'</text:span>: model_st3.layer4.parameters(), <text:span text:style-name="T12">'lr'</text:span>: <text:span text:style-name="T6">5e-3</text:span>, <text:span text:style-name="T12">'weight_decay'</text:span> : <text:span text:style-name="T6">1e-7</text:span>}</text:p>
      <text:p text:style-name="P12">], lr=<text:span text:style-name="T6">1e-4</text:span>, weight_decay = <text:span text:style-name="T6">0</text:span>)</text:p>
      <text:p text:style-name="P12">exp_lr_scheduler = CosineAnnealingLR(optimizer, <text:span text:style-name="T6">15</text:span>, <text:span text:style-name="T6">1e-6</text:span>)</text:p>
      <text:p text:style-name="P12"/>
      <text:p text:style-name="P27">Epoch: 0, Average loss: 0.712040, Train accuracy: 0.847790, Val accuracy: 0.932848, Val F1: 0.869931 </text:p>
      <text:p text:style-name="P27">Epoch: 1, Average loss: 0.186359, Train accuracy: 0.926273, Val accuracy: 0.954673, Val F1: 0.803383 </text:p>
      <text:p text:style-name="P27">Epoch: 2, Average loss: 0.206433, Train accuracy: 0.932848, Val accuracy: 0.962507, Val F1: 0.864188 </text:p>
      <text:p text:style-name="P27">Epoch: 3, Average loss: 0.087685, Train accuracy: 0.969922, Val accuracy: 0.958590, Val F1: 0.880557 </text:p>
      <text:p text:style-name="P27">Epoch: 4, Average loss: 0.053083, Train accuracy: 0.981393, Val accuracy: 0.974259, Val F1: 0.909853 </text:p>
      <text:p text:style-name="P27">Epoch: 5, Average loss: 0.042813, Train accuracy: 0.986010, Val accuracy: 0.957471, Val F1: 0.800628 </text:p>
      <text:p text:style-name="P35">Epoch: 6, Average loss: 0.042505, Train accuracy: 0.985730, Val accuracy: 0.986570, Val F1: 0.950820</text:p>
      <text:p text:style-name="P12"/>
      <text:p text:style-name="P23">F1: 0.986, P: 0.976, R: 0.996</text:p>
      <text:p text:style-name="Text_20_body"/>
      <text:p text:style-name="P70">Модель знатно заоверфитилась. На тестовых данных получился F1 0.88 – в самом низу leaderboard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onospace1" svg:font-family="monospace"/>
    <style:font-face style:name="monospace" svg:font-family="monospace, 'Droid Sans Mono', monospace, monospace, 'Droid Sans Fallback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31T17:32:48.144912303</meta:creation-date>
    <dc:date>2020-08-04T23:53:21.276225956</dc:date>
    <meta:editing-duration>P1DT15H29M48S</meta:editing-duration>
    <meta:editing-cycles>33</meta:editing-cycles>
    <meta:generator>LibreOffice/6.4.4.2$Linux_X86_64 LibreOffice_project/40$Build-2</meta:generator>
    <meta:document-statistic meta:table-count="0" meta:image-count="0" meta:object-count="0" meta:page-count="1" meta:paragraph-count="239" meta:word-count="2085" meta:character-count="15280" meta:non-whitespace-character-count="13329"/>
  </office:meta>
</office:document-meta>
</file>